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394in" svg:y="0.9283in">
            <draw:object draw:notify-on-update-of-ranges="Sheet1.A2:Sheet1.A5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formula="of:=[.B2]/[.C2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table:formula="of:=[.B3]/[.C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5" calcext:value-type="float">
            <text:p>0.005</text:p>
          </table:table-cell>
          <table:table-cell table:formula="of:=[.B4]/[.C4]"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7.045" calcext:value-type="float">
            <text:p>37.045</text:p>
          </table:table-cell>
          <table:table-cell office:value-type="float" office:value="0.087" calcext:value-type="float">
            <text:p>0.087</text:p>
          </table:table-cell>
          <table:table-cell table:formula="of:=[.B5]/[.C5]" office:value-type="float" office:value="425.804597701149" calcext:value-type="float">
            <text:p>425.804597701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9:06:46.602681776</meta:creation-date>
    <dc:date>2021-10-04T19:34:20.849585914</dc:date>
    <meta:editing-duration>PT7M23S</meta:editing-duration>
    <meta:editing-cycles>1</meta:editing-cycles>
    <meta:document-statistic meta:table-count="1" meta:cell-count="2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00" chart:maximum="1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22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vs. array-size</text:p>
        </chart:title>
        <chart:legend chart:legend-position="end" svg:x="11.137cm" svg:y="3.952cm" style:legend-expansion="high" chart:style-name="ch3"/>
        <chart:plot-area chart:style-name="ch4" table:cell-range-address="Sheet1.A2:Sheet1.A5 Sheet1.D2:Sheet1.D5" svg:x="1.331cm" svg:y="1.275cm" svg:width="9.486cm" svg:height="6.564cm">
          <chartooo:coordinate-region svg:x="2.138cm" svg:y="1.474cm" svg:width="8.122cm" svg:height="5.718cm"/>
          <chart:axis chart:dimension="x" chart:name="primary-x" chart:style-name="ch5">
            <chart:title svg:x="5.726cm" svg:y="8.019cm" chart:style-name="ch6">
              <text:p>size</text:p>
            </chart:title>
          </chart:axis>
          <chart:axis chart:dimension="y" chart:name="primary-y" chart:style-name="ch7">
            <chart:title svg:x="0.451cm" svg:y="5.249cm" chart:style-name="ch8">
              <text:p>speedup</text:p>
            </chart:title>
            <chart:grid chart:style-name="ch9" chart:class="major"/>
          </chart:axis>
          <chart:series chart:style-name="ch10" chart:values-cell-range-address="Sheet1.D2:Sheet1.D5" chart:class="chart:scatter">
            <chart:domain table:cell-range-address="Sheet1.A2:Sheet1.A5"/>
            <chart:regression-curve chart:style-name="ch11">
              <chart:equation chart:display-equation="true" chart:display-r-square="false" svg:x="1.793cm" svg:y="8.352cm" chart:style-name="ch12"/>
            </chart:regression-curve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5</svg:desc>
                </draw:g>
              </table:table-cell>
              <table:table-cell office:value-type="float" office:value="0.5">
                <text:p>0.5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425.804597701149">
                <text:p>425.804597701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